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8:28:56.4478960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24T08:39:32.085136065</dc:date>
    <dc:creator>Jesus Castagnetto</dc:creator>
    <meta:editing-duration>P9DT3H16M31S</meta:editing-duration>
    <meta:editing-cycles>845</meta:editing-cycles>
    <meta:generator>LibreOffice/7.2.2.2$Linux_X86_64 LibreOffice_project/20$Build-2</meta:generator>
    <meta:document-statistic meta:table-count="1" meta:cell-count="6044" meta:object-count="0"/>
  </office:meta>
</office:document-meta>
</file>